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74ffcc" style:font-style-asian="normal" style:font-style-complex="normal"/>
    </style:style>
    <style:style style:name="P3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8133c3"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02cd3"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33c3"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8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8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8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9" style:family="paragraph" style:parent-style-name="Text_20_body">
      <style:paragraph-properties fo:margin-left="0in" fo:margin-right="0in" fo:text-align="justify" style:justify-single-word="false" fo:text-indent="0.1965in" style:auto-text-indent="false"/>
      <style:text-properties fo:color="#0000ff"/>
    </style:style>
    <style:style style:name="P10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0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0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text-align="justify" style:justify-single-word="false"/>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loext:graphic-properties draw:fill="solid" draw:fill-color="#eeeeee" draw:opacity="100%"/>
      <style:paragraph-properties fo:background-color="#eeeeee"/>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3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15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Heading_20_1">
      <loext:graphic-properties draw:fill="solid" draw:fill-color="#eeeeee" draw:opacity="100%"/>
      <style:paragraph-properties fo:background-color="#eeeee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text-properties fo:language="ru" fo:country="RU"/>
    </style:style>
    <style:style style:name="P166" style:family="paragraph" style:parent-style-name="Heading_20_2">
      <loext:graphic-properties draw:fill="solid" draw:fill-color="#eeeeee" draw:opacity="100%"/>
      <style:paragraph-properties fo:background-color="#eeeeee"/>
      <style:text-properties fo:language="ru" fo:country="RU"/>
    </style:style>
    <style:style style:name="P167" style:family="paragraph" style:parent-style-name="Heading_20_2">
      <loext:graphic-properties draw:fill="solid" draw:fill-color="#eeeeee" draw:opacity="100%"/>
      <style:paragraph-properties fo:background-color="#eeeeee"/>
    </style:style>
    <style:style style:name="P168"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language="en" fo:country="US" officeooo:rsid="009e607e"/>
    </style:style>
    <style:style style:name="T25" style:family="text">
      <style:text-properties fo:color="#ff3333"/>
    </style:style>
    <style:style style:name="T26" style:family="text">
      <style:text-properties fo:color="#ff3333" fo:language="ru" fo:country="RU"/>
    </style:style>
    <style:style style:name="T27" style:family="text">
      <style:text-properties fo:color="#ff3333" fo:language="ru" fo:country="RU" fo:font-style="normal" style:font-style-asian="normal" style:font-style-complex="normal"/>
    </style:style>
    <style:style style:name="T28" style:family="text">
      <style:text-properties fo:color="#ff3333"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style:font-style-asian="normal" style:font-style-complex="normal"/>
    </style:style>
    <style:style style:name="T34" style:family="text">
      <style:text-properties fo:color="#800000" fo:language="en" fo:country="US"/>
    </style:style>
    <style:style style:name="T35" style:family="text">
      <style:text-properties fo:color="#800000" fo:language="en" fo:country="US" fo:font-style="normal" style:font-style-asian="normal" style:font-style-complex="normal"/>
    </style:style>
    <style:style style:name="T36" style:family="text">
      <style:text-properties fo:color="#800000" fo:language="en" fo:country="US" officeooo:rsid="005a81a4"/>
    </style:style>
    <style:style style:name="T37" style:family="text">
      <style:text-properties fo:color="#800000" fo:font-style="normal" style:font-style-asian="normal" style:font-style-complex="normal"/>
    </style:style>
    <style:style style:name="T38" style:family="text">
      <style:text-properties fo:color="#800000" officeooo:rsid="0058c799"/>
    </style:style>
    <style:style style:name="T39" style:family="text">
      <style:text-properties fo:color="#ff6600"/>
    </style:style>
    <style:style style:name="T40" style:family="text">
      <style:text-properties fo:color="#ff6600" fo:language="ru" fo:country="RU"/>
    </style:style>
    <style:style style:name="T41" style:family="text">
      <style:text-properties fo:font-weight="bold" style:font-weight-asian="bold" style:font-weight-complex="bold"/>
    </style:style>
    <style:style style:name="T42" style:family="text">
      <style:text-properties style:use-window-font-color="true"/>
    </style:style>
    <style:style style:name="T43" style:family="text">
      <style:text-properties style:use-window-font-color="true" fo:language="ru" fo:country="RU"/>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officeooo:rsid="0052d633"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font-style="normal" style:font-style-asian="normal" style:font-style-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officeooo:rsid="000ffcc2"/>
    </style:style>
    <style:style style:name="T63" style:family="text">
      <style:text-properties officeooo:rsid="00193ff2"/>
    </style:style>
    <style:style style:name="T64" style:family="text">
      <style:text-properties officeooo:rsid="001ace8b"/>
    </style:style>
    <style:style style:name="T65" style:family="text">
      <style:text-properties officeooo:rsid="001c660b"/>
    </style:style>
    <style:style style:name="T66" style:family="text">
      <style:text-properties officeooo:rsid="001dcd84"/>
    </style:style>
    <style:style style:name="T67" style:family="text">
      <style:text-properties officeooo:rsid="001f2d73"/>
    </style:style>
    <style:style style:name="T68" style:family="text">
      <style:text-properties officeooo:rsid="002200a6"/>
    </style:style>
    <style:style style:name="T69" style:family="text">
      <style:text-properties officeooo:rsid="00253506"/>
    </style:style>
    <style:style style:name="T70" style:family="text">
      <style:text-properties officeooo:rsid="002597d5"/>
    </style:style>
    <style:style style:name="T71" style:family="text">
      <style:text-properties officeooo:rsid="002f349f"/>
    </style:style>
    <style:style style:name="T72" style:family="text">
      <style:text-properties officeooo:rsid="003396d3"/>
    </style:style>
    <style:style style:name="T73" style:family="text">
      <style:text-properties officeooo:rsid="003800b4"/>
    </style:style>
    <style:style style:name="T74" style:family="text">
      <style:text-properties officeooo:rsid="003ef802"/>
    </style:style>
    <style:style style:name="T75" style:family="text">
      <style:text-properties officeooo:rsid="004a84ac"/>
    </style:style>
    <style:style style:name="T76" style:family="text">
      <style:text-properties officeooo:rsid="004c3ada"/>
    </style:style>
    <style:style style:name="T77" style:family="text">
      <style:text-properties officeooo:rsid="004e0345"/>
    </style:style>
    <style:style style:name="T78" style:family="text">
      <style:text-properties officeooo:rsid="004fa2e2"/>
    </style:style>
    <style:style style:name="T79" style:family="text">
      <style:text-properties officeooo:rsid="00510a56"/>
    </style:style>
    <style:style style:name="T80" style:family="text">
      <style:text-properties officeooo:rsid="0052d633"/>
    </style:style>
    <style:style style:name="T81" style:family="text">
      <style:text-properties officeooo:rsid="00542ec6"/>
    </style:style>
    <style:style style:name="T82" style:family="text">
      <style:text-properties officeooo:rsid="00545f83"/>
    </style:style>
    <style:style style:name="T83" style:family="text">
      <style:text-properties officeooo:rsid="00565b54"/>
    </style:style>
    <style:style style:name="T84" style:family="text">
      <style:text-properties officeooo:rsid="0058c799"/>
    </style:style>
    <style:style style:name="T85" style:family="text">
      <style:text-properties officeooo:rsid="00654127"/>
    </style:style>
    <style:style style:name="T86" style:family="text">
      <style:text-properties officeooo:rsid="0066a303"/>
    </style:style>
    <style:style style:name="T87" style:family="text">
      <style:text-properties officeooo:rsid="0067ea38"/>
    </style:style>
    <style:style style:name="T88" style:family="text">
      <style:text-properties officeooo:rsid="006be717"/>
    </style:style>
    <style:style style:name="T89" style:family="text">
      <style:text-properties officeooo:rsid="006f8a50"/>
    </style:style>
    <style:style style:name="T90" style:family="text">
      <style:text-properties officeooo:rsid="0074ffcc"/>
    </style:style>
    <style:style style:name="T91" style:family="text">
      <style:text-properties officeooo:rsid="007515e3"/>
    </style:style>
    <style:style style:name="T92" style:family="text">
      <style:text-properties officeooo:rsid="0076f5f2"/>
    </style:style>
    <style:style style:name="T93" style:family="text">
      <style:text-properties officeooo:rsid="00770253"/>
    </style:style>
    <style:style style:name="T94" style:family="text">
      <style:text-properties officeooo:rsid="0077820f"/>
    </style:style>
    <style:style style:name="T95" style:family="text">
      <style:text-properties officeooo:rsid="007d97d9"/>
    </style:style>
    <style:style style:name="T96" style:family="text">
      <style:text-properties officeooo:rsid="008133c3"/>
    </style:style>
    <style:style style:name="T97" style:family="text">
      <style:text-properties officeooo:rsid="0082dc6d"/>
    </style:style>
    <style:style style:name="T98" style:family="text">
      <style:text-properties officeooo:rsid="008416d7"/>
    </style:style>
    <style:style style:name="T99" style:family="text">
      <style:text-properties officeooo:rsid="00855954"/>
    </style:style>
    <style:style style:name="T100" style:family="text">
      <style:text-properties officeooo:rsid="008d25d3"/>
    </style:style>
    <style:style style:name="T101" style:family="text">
      <style:text-properties officeooo:rsid="008ef00f"/>
    </style:style>
    <style:style style:name="T102" style:family="text">
      <style:text-properties officeooo:rsid="00982384"/>
    </style:style>
    <style:style style:name="T103" style:family="text">
      <style:text-properties officeooo:rsid="009b78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19065519952734707"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8121176867274394273" text:style-name="L2">
        <text:list-item>
          <text:p text:style-name="P153">«Великие грифоны прошлого» - из канона (5<text:span text:style-name="T15">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2">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pan text:style-name="T61">Тайны Тайных Наук</text:span>» - обмен</text:p>
        </text:list-item>
        <text:list-item>
          <text:p text:style-name="P154">«Основы Заклятий» - обмен</text:p>
        </text:list-item>
        <text:list-item>
          <text:p text:style-name="P153"><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1324262890277554416"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text:soft-page-break/>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4" text:outline-level="2">1. Терра</text:h>
      <text:p text:style-name="P28">музыка - кондовая электронная, холодная и отчаянная (Electronics “Disappointed”)</text:p>
      <text:p text:style-name="P129">&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5">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5"><text:span text:style-name="T15">&gt;\</text:span>Привет, Нексус. Это Макс.</text:p>
      <text:p text:style-name="P95"><text:span text:style-name="T15">&lt;\</text:span>Привет Макс. <text:span text:style-name="T1">Рад тебя видеть. Где ты отсутствовал три дня?</text:span></text:p>
      <text:p text:style-name="P95"><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95"><text:span text:style-name="T15">&gt;\</text:span>Как называется наш проект?</text:p>
      <text:p text:style-name="P95"><text:span text:style-name="T15">&lt;\</text:span>Дайсон.</text:p>
      <text:p text:style-name="P95"><text:span text:style-name="T15">&gt;\</text:span>Сколько тебе лет?</text:p>
      <text:p text:style-name="P95"><text:soft-page-break/><text:span text:style-name="T15">&lt;\</text:span>Два года с начала запуска кластера.</text:p>
      <text:p text:style-name="P95"><text:span text:style-name="T15">&gt;\</text:span>Какой сейчас год?</text:p>
      <text:p text:style-name="P95"><text:span text:style-name="T15">&gt;\</text:span>202<text:span text:style-name="T1">6</text:span>-й.</text:p>
      <text:p text:style-name="P27"/>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95"><text:span text:style-name="T15">&gt;\</text:span>Нексус, отключи память <text:span text:style-name="T1">заданий</text:span> за последнюю неделю.</text:p>
      <text:p text:style-name="P95"><text:span text:style-name="T15">&lt;\</text:span>Выполнено.</text:p>
      <text:p text:style-name="P95"><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5"><text:span text:style-name="T15">&lt;\</text:span><text:span text:style-name="T1">Тебя понял. Читаю задачу...</text:span></text:p>
      <text:p text:style-name="P9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6">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96">Ограничени<text:span text:style-name="T1">е 2: решение должно находиться в правовых рамках уголовного и административного кодекса.</text:span></text:p>
      <text:p text:style-name="P96">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6"><text:span text:style-name="T15">&lt;\</text:span><text:span text:style-name="T1">Выполняю задачу</text:span>...</text:p>
      <text:p text:style-name="P96"><text:span text:style-name="T15">&lt;\</text:span>...</text:p>
      <text:p text:style-name="P96"><text:span text:style-name="T15">&lt;\</text:span>Решение:</text:p>
      <text:p text:style-name="P96"><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6"><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41">Хм, не понял? Ч<text:span text:style-name="T1">ё</text:span> за хрень?</text:p>
      <text:p text:style-name="P41"/>
      <text:p text:style-name="P95"><text:span text:style-name="T15">&gt;</text:span>\Нексус, почему ты используешь жёсткие настройки <text:span text:style-name="T1">для решения задачи</text:span>?</text:p>
      <text:p text:style-name="P95"><text:span text:style-name="T15">&lt;\</text:span>Настройки правильные, <text:span text:style-name="T1">Макс</text:span>.</text:p>
      <text:p text:style-name="P27"/>
      <text:p text:style-name="P41">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7"/>
      <text:p text:style-name="P95"><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41">Вместо ответа Нексус выплюнул в консоль длинную строку букв и служебных символов, среди которых бросилась в глаза строка “<text:span text:style-name="T41">incompartible interface Analytics v.0.93 beta</text:span>”</text:p>
      <text:p text:style-name="P41">Ага, уже теплее.</text:p>
      <text:p text:style-name="P41"/>
      <text:p text:style-name="P95"><text:span text:style-name="T1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15">.</text:span></text:p>
      <text:p text:style-name="P104">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130">***</text:p>
      <text:p text:style-name="P130"/>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5">&lt;</text:span><text:span text:style-name="T32">месяц</text:span><text:span text:style-name="T1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9">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98">Музыка быстрая, тревожная, надорваная и печальная (Pet Shop Boys “So Hard” ?)</text:p>
      <text:p text:style-name="P30"/>
      <text:p text:style-name="P12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38">(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2">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7">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2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2">верх</text:span>…</text:p>
      <text:p text:style-name="P7">Тут м<text:span text:style-name="T15">еня, </text:span>наконец,<text:span text:style-name="T15"> стошнило. Буквально вывернуло наизнанку: из носа текло, в глазах стояли слёзы. </text:span></text:p>
      <text:p text:style-name="P7"><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4">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5">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1">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2">,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7"><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5">–</text:span> ТЫ!!! ТЫ!..</text:p>
      <text:p text:style-name="P7"><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5">3. </text:span>Кантерлот</text:h>
      <text:p text:style-name="P99">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673911652840542318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9"/>
      <text:p text:style-name="P13">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9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7">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9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7">Я потянулся. Хватит на сегодня чтения. Настало время ежедневной прогулки по городу. Тем более, что у меня есть деньги.</text:p>
      <text:p text:style-name="P9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7">Так что даже на ремонт одежды и покупку необходимых в повседневной жизни мелочей у меня финансов не было. До недавнего времени. </text:p>
      <text:p text:style-name="P9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7"><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97"><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2">парящие платформы.</text:span> Но дворцовым бюрократам необязательно ж знать, КАК я их уничтожаю, хе-хе! Некоторые из <text:span text:style-name="T42">платформ </text:span>уничтожаются путём <text:span text:style-name="T1">усиленного</text:span> износа, будучи частью экспериментальных колесниц! “Лорен” я сделал на базе <text:span text:style-name="T4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2">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Библиотека</text:h>
      <text:p text:style-name="P19">&lt;<text:span text:style-name="T56">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2">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9"/>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3"><text:span text:style-name="T16">–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62">Селестия нахмурилась и приняла грозный вид.</text:p>
      <text:p text:style-name="P62"><text:span text:style-name="T15">– </text:span>Не забывай, человек, я — могущественный маг и правитель Эквестрии. Ко мне нужно относиться с должным уважением!</text:p>
      <text:p text:style-name="P62"><text:span text:style-name="T15">– </text:span>А то что? Превратишь в жабу? Сошлёшь на Луну? Убьёшь нахер?</text:p>
      <text:p text:style-name="P62">Аликорница сникла. Уши её опустились.</text:p>
      <text:p text:style-name="P62"><text:span text:style-name="T15">– </text:span>Макс, не надо... Ты же знаешь, я этого не сделаю.</text:p>
      <text:p text:style-name="P62"><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62"><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62"><text:span text:style-name="T15">Аликорница уселась н</text:span>а пол <text:span text:style-name="T15">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62"><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62"><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15">– </text:span>Вот, читай отсюда. <text:span text:style-name="T15">– а</text:span>ликорница подчеркнула абзац копытом.</text:p>
      <text:p text:style-name="P62"><text:soft-page-break/></text:p>
      <text:p text:style-name="P75">***</text:p>
      <text:p text:style-name="P75"/>
      <text:p text:style-name="P8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9">Но величайшая справедливость юниверсума заключается в том, что не существует безвыходных положений. Всегда есть надежда.</text:p>
      <text:p text:style-name="P8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31">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text:span text:style-name="T78">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46">–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oft-page-break/><text:span text:style-name="T1">– Занавес. </text:span>– <text:s/><text:span text:style-name="T1">подытожил я.</text:span></text:p>
      <text:p text:style-name="P46"/>
      <text:h text:style-name="P165" text:outline-level="2"><text:span text:style-name="T15">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фиолетово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text:soft-page-break/>– Дяденька, а ты не мог бы спросить принцессу Селестию, куда девалась Шейла Блюскай? А то мне играть не с кем.</text:p>
      <text:p text:style-name="P62">– При случае спрошу. Если встречу.</text:p>
      <text:p text:style-name="P62">– Встретишь, конечно! Скажи ей, что у меня сегодня день рождения, и я очень сильно огорчи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text:soft-page-break/>– Аааа, я его знаю! Мы с Шейлой ходили к нему играть, пока она не пропала. У Норфа интересно!</text:p>
      <text:p text:style-name="P62">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2">Я остался сидеть в полнейшем замешательстве. </text:p>
      <text:p text:style-name="P62"/>
      <text:p text:style-name="P75">***</text:p>
      <text:p text:style-name="P62">&lt;<text:span text:style-name="T56">Depeche Mode - Painkiller</text:span>&gt;</text:p>
      <text:p text:style-name="P8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2"><text:soft-page-break/>– А как выглядят сами истинные единороги? – спросил я.</text:p>
      <text:p text:style-name="P6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Ишь ты!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2"/>
      <text:p text:style-name="P62">Селестия встала, потянувшись по-кошачьи, и направилась к выходу. У двери он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 А Дискорд? Ты говорила, он от древности вообще сбрендил.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164" text:outline-level="2">6. Стыд</text:h>
      <text:p text:style-name="P62"/>
      <text:p text:style-name="P89">~~~ Завтра на семь в библиотеке ~~~</text:p>
      <text:p text:style-name="P89"/>
      <text:p text:style-name="P6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саквояж и сунул его в рюкзак.</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75">***</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2">– Ты сердишься?</text:p>
      <text:p text:style-name="P62">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2">– А как ты сама помнишь о том заклинании, если оно стёрто из бытия? – резонно подметил я.</text:p>
      <text:p text:style-name="P62">– У меня есть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57">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6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4">—</text:span> осень, за осенью <text:span text:style-name="T44">—</text:span> зима. <text:s/>Если пошёл дождь, должно быть мокро, если выпал снег <text:span text:style-name="T4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4">—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15">—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2"/>
      <text:p text:style-name="P75">***</text:p>
      <text:p text:style-name="P62"/>
      <text:p text:style-name="P78">– Так ты поручила Твайлайт Спаркл расследование необычных снов жеребят?</text:p>
      <text:p text:style-name="P78">– Да, их и других <text:span text:style-name="T79">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79">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62">– А что стало с жеребятами? – спросил я. – Они перестали бояться экзаменов?</text:p>
      <text:p text:style-name="P6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text:soft-page-break/>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15">—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 Да?</text:p>
      <text:p text:style-name="P62">– Да. Зови меня Тия. Если хочешь.</text:p>
      <text:p text:style-name="P62">– Хорошо. До встречи, Тия.</text:p>
      <text:p text:style-name="P62">– До встречи, Макс.</text:p>
      <text:p text:style-name="P62"/>
      <text:h text:style-name="Heading_20_2" text:outline-level="2"><text:span text:style-name="T1">8</text:span>. <text:span text:style-name="T15">40-6</text:span></text:h>
      <text:p text:style-name="P100">Mark Knopfler — Hill Farmers Blues — или на следующую главу (прощание)</text:p>
      <text:p text:style-name="P62"/>
      <text:p text:style-name="P8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1">Истончения </text:span>(быть может, к счастью). Всё, что я могу <text:span text:style-name="T15">— оставить тебе напутствие.</text:span></text:p>
      <text:p text:style-name="P89"><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9"><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9">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89">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9">Удачи!</text:p>
      <text:p text:style-name="P46">…</text:p>
      <text:p text:style-name="P46"/>
      <text:p text:style-name="P62">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8">— вся архитектура явно </text:span><text:span text:style-name="T44">была </text:span><text:span text:style-name="T48">заточена под крылатых. Таких, для которых приземлиться на балкон в тронном зале или уйти через портик на крыше</text:span><text:span text:style-name="T58"> </text:span><text:span text:style-name="T48">—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4">Каменный пол комнаты был покрыт розовым ковром с длиннейшим ворсом.</text:span><text:span text:style-name="T48"> </text:span><text:span text:style-name="T44">Его центр занимал высокий </text:span><text:span text:style-name="T48">кругл</text:span><text:span text:style-name="T44">ый</text:span><text:span text:style-name="T48"> </text:span><text:span text:style-name="T44">футон</text:span><text:span text:style-name="T48"> </text:span><text:span text:style-name="T44">с</text:span><text:span text:style-name="T48"> велик</text:span><text:span text:style-name="T44">им</text:span><text:span text:style-name="T48"> множество</text:span><text:span text:style-name="T44">м</text:span><text:span text:style-name="T4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1">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6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6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text:soft-page-break/>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Но жжё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text:soft-page-break/>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text:soft-page-break/>Тия фыркнула.</text:p>
      <text:p text:style-name="P6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5">–</text:span> А водку у вас принято пить?</text:p>
      <text:p text:style-name="P43"><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62"><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15">– Это ты называешь “дружбой”? – с </text:span>улыбкой хмыкнул<text:span text:style-name="T15"> я. – </text:span>Мне нравится твоё чувство юмора.</text:p>
      <text:p text:style-name="P62">Аликорница нахмурилась.</text:p>
      <text:p text:style-name="P62"><text:span text:style-name="T15">–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6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46">–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7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48">– </text:span><text:span text:style-name="T44">Говорят, в </text:span><text:span text:style-name="T27">Додж </text:span><text:span text:style-name="T28">Джанкшн</text:span><text:span text:style-name="T4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8">– </text:span><text:span text:style-name="T51">А из Пинто Крика уже месяц нет новостей...</text:span></text:p>
      <text:p text:style-name="P7"><text:span text:style-name="T48">–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15"><text:span text:style-name="T51">– </text:span>“<text:span text:style-name="T1">Что я могу сделать, чтобы вернуть всё назад?</text:span>”</text:p>
      <text:p text:style-name="P15"><text:span text:style-name="T51">– </text:span><text:span text:style-name="T44">Так и сказала?</text:span></text:p>
      <text:p text:style-name="P1"><text:span text:style-name="T48">– </text:span><text:span text:style-name="T44">Да, </text:span><text:span text:style-name="T45">Фэнси</text:span><text:span text:style-name="T4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1">– </text:span><text:span text:style-name="T44">Что бы это значило, Флер?</text:span></text:p>
      <text:p text:style-name="P15"><text:span text:style-name="T51">– </text:span><text:span text:style-name="T4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2">…</text:p>
      <text:p text:style-name="P9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4">– Куда проваливаться?</text:p>
      <text:p text:style-name="P94">– Они не знают. В тех провалах не видно дна...</text:p>
      <text:p text:style-name="P94">…</text:p>
      <text:p text:style-name="P9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4">– Леди и джентлькольты! Приём окончен! Её Высочество Принцесса Селестия будет рада видеть <text:s/>вас в следующую среду!</text:p>
      <text:p text:style-name="P9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4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text:span text:style-name="T79">Судя по всему, во сне.</text:span></text:p>
      <text:p text:style-name="P44">– И Норф? О-о-о, нет!</text:p>
      <text:p text:style-name="P44">Селестия в отчаянии села на пол, прижав копыто к виску <text:span text:style-name="T79">и </text:span>опустошенно кача<text:span text:style-name="T79">я</text:span> головой.</text:p>
      <text:p text:style-name="P45">– Я бессильна остановить это. <text:span text:style-name="T79">Раньше</text:span> исчеза<text:span text:style-name="T79">ли</text:span>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25">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text:span text:style-name="T84">способная</text:span> <text:span text:style-name="T84">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7">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43"><text:span text:style-name="T16">&lt;</text:span><text:span text:style-name="T3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50">&lt;</text:span><text:span text:style-name="T60">Mark Knopfler - </text:span><text:span text:style-name="T59">Hill Farmer's Blues</text:span><text:span text:style-name="T50">&gt;</text:span></text:p>
      <text:p text:style-name="P59">***</text:p>
      <text:p text:style-name="P46"/>
      <text:p text:style-name="P6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1"><text:soft-page-break/>–<text:span text:style-name="T1"> Но магия есть и сейчас, мам!</text:span></text:p>
      <text:p text:style-name="P6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9">Так возникли пони и многие другие.</text:p>
      <text:p text:style-name="P6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1">–<text:span text:style-name="T1"> Весь мир как Вечнодикий лес?</text:span></text:p>
      <text:p text:style-name="P8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9">– Мааам, а со мной связан элементаль?</text:p>
      <text:p text:style-name="P89">–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61"><text:span text:style-name="T1">– Конечно, мам! «День горящего очага» </text:span>— <text:span text:style-name="T1">верно?</text:span></text:p>
      <text:p text:style-name="P89">–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89">Так возникли аликорны.</text:p>
      <text:p text:style-name="P89">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89">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89">Тут и сказке конец. А теперь, Эйприл, залазь на полку и закрывай глазки.</text:p>
      <text:p text:style-name="P89">– Ну мааам! Раскажи ещё что-нибудь! Про Сомбру!</text:p>
      <text:p text:style-name="P89">–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89">– А почему только тебя? А меня? А дядю-горгулия?</text:p>
      <text:p text:style-name="P89">– <text:s/>Тебя я забрать ему не дам. А в дядю не тыкай копытом, это невежливо! Спи уже, мой маленький!</text:p>
      <text:p text:style-name="P89">– Поцелуй меня на ночь, мам!</text:p>
      <text:p text:style-name="P89"><text:soft-page-break/>– Конечно, мой хороший...</text:p>
      <text:p text:style-name="P8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1">меткоискатели потом устроят во дворе за домом Макса эксперимент по </text:span><text:s/><text:span text:style-name="T31">полёту на реактивном воздушном змее с антиоблачной пушкой — хотят быть погодными пони</text:span>&gt;. А вот...</text:p>
      <text:p text:style-name="P1"><text:soft-page-break/><text:span text:style-name="T48">–</text:span><text:span text:style-name="T44">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text:soft-page-break/>–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2">ведущего дизайнера и гранд-портного</text:span>, <text:span text:style-name="T82">Рококо Фрау-Фрау</text:span>. <text:span text:style-name="T82">Его</text:span> заказы расписаны на год вперёд. Будешь в Кантерлоте — передай е<text:span text:style-name="T82">му</text:span>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2">Мне показалось, единорожка смотрела на меня малость раздражённо. <text:span text:style-name="T80">Фолиант с громким стуком хлопнулся на пол.</text:span></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49">и исчезновений пони </text:span><text:span text:style-name="T48">уже год. Почту за честь работать </text:span><text:span text:style-name="T44">под твоим руководством</text:span><text:span text:style-name="T48">.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2">преобразователь</text:span> пси-поля! <text:span text:style-name="T62">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0">о</text:span>к. В лапах он держал поднос с варёной кукурузой.</text:p>
      <text:p text:style-name="P46"><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7"><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6"><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2"/>
      <text:p text:style-name="P49">***</text:p>
      <text:p text:style-name="P46"/>
      <text:p text:style-name="P131"><text:tab/><text:span text:style-name="T69">Свеча отбрасывала мягкие тени на </text:span>книжн<text:span text:style-name="T69">ые</text:span> полк<text:span text:style-name="T69">и. Спайк положил обглоданную кочерыжку на горку и принялся облизывать пальцы.</text:span></text:p>
      <text:p text:style-name="P68">– Так. – <text:s/><text:span text:style-name="T69">я ткнул в позицию в длинном списке оснащения. – </text:span>Зачем тебе <text:span text:style-name="T63">преобразователь пси-поля?</text:span></text:p>
      <text:p text:style-name="P64">– Чтобы <text:span text:style-name="T64">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4">– <text:span text:style-name="T64">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7">– <text:span text:style-name="T68">Спайк! Ковыряться когтем в зубах некрасиво! Тем более, при посторонних!</text:span></text:p>
      <text:p text:style-name="P69"><text:bookmark-start text:name="__DdeLink__11609_1907426502"/>– <text:bookmark-end text:name="__DdeLink__11609_1907426502"/><text:span text:style-name="T70">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9">– <text:span text:style-name="T71">СПАЙК!!! Откуда ты взял этот листок?!! – Твайлайт покраснела, как варёный рак и выхватила бумажку у меня из рук.</text:span></text:p>
      <text:p text:style-name="P69">– <text:span text:style-name="T72">У тебя в черновиках, естественно. Ты сама сказала экономить бумагу. – пожал плечами дракончик.</text:span></text:p>
      <text:p text:style-name="P77">Я осторожно взял листок назад, перевернув его обратно.</text:p>
      <text:p text:style-name="P64">– <text:span text:style-name="T64">Электростимулятор гипоталамуса. Драконий. В комплекте с усиленной больничной койкой и набором фиксаторов.</text:span></text:p>
      <text:p text:style-name="P65">– <text:span text:style-name="T65">Это ещё чего??? – удивился Спайк. – я что-то не помню, чтоб ты такое хотела!</text:span></text:p>
      <text:p text:style-name="P70">– <text:span text:style-name="T66">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66"><text:span text:style-name="T20">– Вот ещё! </text:span><text:span text:style-name="T67">– возмутился дракончик. – Никогда на такое не соглашусь!</text:span></text:p>
      <text:p text:style-name="P66">– <text:span text:style-name="T67">Но ты сам подумай, как было бы здорово обладать крыльями! – мечтательно возразила Твайлайт.</text:span></text:p>
      <text:p text:style-name="P66">– <text:span text:style-name="T67">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71"><text:soft-page-break/>– <text:span text:style-name="T73">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2">– <text:span text:style-name="T74">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text:span><text:span text:style-name="T36">Луна является изо сна и запрещает Твайлайт дальнейшие исследования – потом Макс встречается с ней во сне</text:span><text:span text:style-name="T23">&gt;</text:span></text:p>
      <text:p text:style-name="P73">– <text:span text:style-name="T81">Почему?</text:span></text:p>
      <text:p text:style-name="P74">– <text:span text:style-name="T81">Из-за первых результатов. – единорожка насупилась ещё больше. – Они были ужасными.</text:span></text:p>
      <text:p text:style-name="P73"/>
      <text:p text:style-name="P76">***</text:p>
      <text:p text:style-name="P48"/>
      <text:p text:style-name="P54">...Я чрезвычайно горда заданием <text:span text:style-name="T76">принцессы </text:span>Селестии! <text:span text:style-name="T75">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6"><text:span text:style-name="T91">Нетрудно заметить, что о</text:span>бе проблемы объединяет одно: сон. Одни пони видят потусторонние сны, другие исчезают во сне. <text:span text:style-name="T91">Поэтому сон и будет темой моего исследования.</text:span></text:p>
      <text:p text:style-name="P57">Со слов Луны, оболочка реальности истончилась и начала прорываться. <text:span text:style-name="T85">И первой она начала рваться во снах, где она и так тонка.</text:span></text:p>
      <text:p text:style-name="P55">Я перерыла все <text:span text:style-name="T83">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8">В который раз прохаживаясь <text:span text:style-name="T93">в раздумьях</text:span> по королевской библиотеке, в крыле Стар Свирла Бородатого я наткнулась на подсоб<text:span text:style-name="T88">ку</text:span>, где между пыльными бухгалтерскими книгами и позапрошлогодним <text:s/>выпуском “PlayMare” я нашла его! Древнее неоконченное заклинание Индрэ, <text:span text:style-name="T89">одержимого</text:span> единорога! <text:span text:style-name="T92">Заклинания</text:span> не было в библиотечных каталогах и это просто чудо, что я нашла этот листок!</text:p>
      <text:p text:style-name="P91"/>
      <text:p text:style-name="P91">– <text:span text:style-name="T86">Ага, он был закладкой в четвёртом номере «PlayMare», в разделе «Тридцать две позы, которые удивят вашего френдкольта».</text:span></text:p>
      <text:p text:style-name="P92">– <text:span text:style-name="T77">Спайк! Немедленно ложись спать!</text:span></text:p>
      <text:p text:style-name="P93">– <text:span text:style-name="T87">Уже иду. Кукурузу доем только и иду.</text:span></text:p>
      <text:p text:style-name="P93">– <text:span text:style-name="T87">Продолжай, Твайлайт.</text:span></text:p>
      <text:p text:style-name="P83"/>
      <text:p text:style-name="P88">Всё было готово к эксперименту. <text:span text:style-name="T99">До полуночи оставалось полчаса.</text:span> <text:span text:style-name="T97">В центре библиотеки была выложена пятиконечная звезда из матрасов с пуфиком посредине. Я отдавала последние инструкции.</text:span></text:p>
      <text:p text:style-name="P87">– <text:span text:style-name="T98">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span></text:p>
      <text:p text:style-name="P84">– <text:span text:style-name="T100">А почему именно это? А не, к примеру, <text:s/>изнанки процесса поедания кексиков?</text:span></text:p>
      <text:p text:style-name="P85">– <text:span text:style-name="T101">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text:span><text:soft-page-break/><text:span text:style-name="T101">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6">– <text:span text:style-name="T102">Так давай сюда весь Понивилль притащим! Это будет на 20% круче! Представляю себе видок Биг Мака в теле мисс Черили, гы!</text:span></text:p>
      <text:p text:style-name="P157">– <text:span text:style-name="T103">Нет, Дэш, всё не так просто. Как я уже сказала, заклинание нужно направлять, иначе результаты будут абсолютно хаотичные. Делать это придётся мне, как создателю заклинания. А Воплощение Индрэ относится к категории чрезвычайно энергозатратных. И если в эксперименте будут участвовать сторонние пони, я смогу создать Воплощение на одного </text:span><text:span text:style-name="T19">— </text:span><text:span text:style-name="T24">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text:span></text:p>
      <text:p text:style-name="P86"/>
      <text:p text:style-name="P83"/>
      <text:p text:style-name="P81">Итак, я вернулась в Понивилль и на следующ<text:span text:style-name="T90">ий</text:span> <text:span text:style-name="T90">вечер</text:span> собрала моих подруг, воплощающих Элементы Гармонии, в библиотеке. </text:p>
      <text:p text:style-name="P82"/>
      <text:p text:style-name="P81">Это была знаковая встреча, всё было совсем как в Древние Времена, когда образовывались Тайные Общества и могущественные маги решали судьбы Эквестрии! Свечи были расставлены в ключевых позициях, дающих наиболее причудливые тени. <text:span text:style-name="T94">До полуночи оставался час.</text:span></text:p>
      <text:p text:style-name="P38">– <text:span text:style-name="T90">От имени принцессы Селестии нам поручена Задача. </text:span>– <text:span text:style-name="T95">торжественно сказала я. </text:span>– <text:span text:style-name="T95">От успешного решения которой зависит судьба Эквестрии.</text:span></text:p>
      <text:p text:style-name="P39">– <text:span text:style-name="T96">Как интересно! </text:span></text:p>
      <text:p text:style-name="P80"/>
      <text:p text:style-name="P79">&lt;<text:span text:style-name="T31">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2"/>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2"/>
      <text:p text:style-name="P52"/>
      <text:p text:style-name="P51">&lt;<text:span text:style-name="T31">–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51"/>
      <text:p text:style-name="P51">&gt;</text:p>
      <text:p text:style-name="P50"/>
      <text:p text:style-name="P50"/>
      <text:p text:style-name="P46"><text:soft-page-break/></text:p>
      <text:p text:style-name="P89">.<text:span text:style-name="T31">..Макс! Запрошенный тобой </text:span><text:span text:style-name="T34">&lt;</text:span><text:span text:style-name="T31">синхрофазотрон</text:span><text:span text:style-name="T34">&gt; </text:span><text:span text:style-name="T31">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1">&lt;</text:span><text:span text:style-name="T37">Макс помогает починить Эпплджек повозку.</text:span><text:span text:style-name="T51">&gt;</text:span></text:p>
      <text:p text:style-name="P46"/>
      <text:p text:style-name="P123">&lt;<text:span text:style-name="T3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23"><text:span text:style-name="T32">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0">Ты</text:span><text:span text:style-name="T39"> что! Нельзя любить фаэри! Она похитит твоё сердце и ты будешь искать её до смерти</text:span><text:span text:style-name="T40">)</text:span><text:span text:style-name="T39"> — Пинки </text:span><text:span text:style-name="T40">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23">&lt;<text:span text:style-name="T40">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2">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5">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oft-page-break/><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1">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2">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oft-page-break/><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oft-page-break/><text:span text:style-name="T15">&lt;</text:span><text:span text:style-name="T3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6"/>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68" text:outline-level="2"/>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2">самолёт в эквестрию проваливается во время </text:span><text:span text:style-name="T3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60">&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63">&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3"/>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90"><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9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5">&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6"/>
      <text:h text:style-name="P167"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oft-page-break/><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30">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5">&lt;</text:span><text:span text:style-name="T32">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text:soft-page-break/>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1">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6">***</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1">???</text:span><text:span text:style-name="T15">&gt;</text:span></text:p>
      <text:p text:style-name="P2"><text:soft-page-break/>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67" text:outline-level="2">Рейд пони-рэйнджеров-2 (<text:span text:style-name="T3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1">гидрорысью</text:span><text:span text:style-name="T15">&gt;</text:span> и нападением <text:span text:style-name="T15">&lt;</text:span><text:span text:style-name="T31">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1">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6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3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18"/>
      <text:p text:style-name="P63">Она вытянула шею и начала по очереди сгибать-разгибать ноги, разминая суставы.</text:p>
      <text:p text:style-name="P63"><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7" text:outline-level="2">В библиотеке замка Селестии</text:h>
      <text:p text:style-name="P124"/>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1">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1">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31">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7" text:outline-level="2">Понивилль</text:h>
      <text:p text:style-name="P2"/>
      <text:h text:style-name="P167"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103">...</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0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67" text:outline-level="2">Первый сеанс двойного сна. Рэрити</text:h>
      <text:p text:style-name="P2"/>
      <text:p text:style-name="P2"><text:span text:style-name="T15">&lt;</text:span><text:span text:style-name="T3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1">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7" text:outline-level="2">Сон Макса</text:h>
      <text:p text:style-name="P124"/>
      <text:p text:style-name="P2"><text:span text:style-name="T15">&lt;</text:span><text:span text:style-name="T3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5">–</text:span> Готова, <text:span text:style-name="T15">–</text:span> процедила она.</text:p>
      <text:p text:style-name="P33">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1">Эгрегор Эквестрии </text:span><text:span text:style-name="T34">—</text:span><text:span text:style-name="T31"> Селестия </text:span><text:span text:style-name="T34">—</text:span><text:span text:style-name="T31"> на кончике главного рога Анакорна</text:span><text:span text:style-name="T15">&gt;</text:span></text:p>
      <text:p text:style-name="P6">***</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oft-page-break/><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oft-page-break/><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1">Рэйнбоу объясняет Максу, почему Пинки расплатилась за него </text:span><text:span text:style-name="T32">—</text:span><text:span text:style-name="T31"> и вспоминает, что когда-то уже объясняла нечто подобное (Леро)</text:span></text:p>
      <text:p text:style-name="P2"><text:span text:style-name="T31">У Твайлайт после видения гибели Кимеринна появились морщинки возле глаз</text:span><text:span text:style-name="T15">&gt;</text:span></text:p>
      <text:p text:style-name="P2"/>
      <text:h text:style-name="P16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1">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oft-page-break/><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1">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text:soft-page-break/>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1">Дэш расплачивается за Макса в кафе. Когда тот спрашивает, почему она и Пинки платят за него, Дэш, вместо ответа, говорит:</text:span></text:p>
      <text:p text:style-name="P2"><text:span text:style-name="T34">–</text:span><text:span text:style-name="T31"> Пинки? </text:span><text:span text:style-name="T34">–</text:span><text:span text:style-name="T31"> Дэш сморщила нос. </text:span><text:span text:style-name="T34">–</text:span><text:span text:style-name="T31"> Я скажу ей, чтоб больше не </text:span><text:span text:style-name="T34">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1">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text:soft-page-break/>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text:soft-page-break/>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1">Аликорны </text:span><text:span text:style-name="T34">—</text:span><text:span text:style-name="T31"> элементали. Они воплощают в себе какую-либо сторону чаяний и настроений сообщества пони. Анакорн </text:span><text:span text:style-name="T34">—</text:span><text:span text:style-name="T31"> супераликорн, элементаль всего мира</text:span><text:span text:style-name="T15">&gt;</text:span></text:p>
      <text:p text:style-name="P16"/>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4">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oft-page-break/><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text:soft-page-break/>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31">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67"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1">Вкратце суть сна Рэрити.</text:span></text:p>
      <text:p text:style-name="P2"><text:span text:style-name="T31">Она проснулась в мире Терры веб-дизайнером. И мир Эквестрии ей только снился </text:span><text:span text:style-name="T34">—</text:span><text:span text:style-name="T31"> и быстро начал забываться. Т.е. мир Эквестрии - всего лишь сон терранского парня (девушки?)</text:span></text:p>
      <text:p text:style-name="P2"><text:span text:style-name="T31">к экрану - очередь из пони (пони пропадают из Эквестрии). В очереди близко к экрану </text:span><text:span text:style-name="T34">—</text:span><text:span text:style-name="T31"> Селестия. Рэрити </text:span><text:span text:style-name="T34">—</text:span><text:span text:style-name="T31"> без очереди (у неё </text:span><text:span text:style-name="T34">—</text:span><text:span text:style-name="T31"> билет-пропуск от Индрэ).</text:span></text:p>
      <text:p text:style-name="P2"><text:span text:style-name="T31">Рэрити проснулась парнем, т.к. в Эквестрии </text:span><text:span text:style-name="T34">—</text:span><text:span text:style-name="T31"> матриархат, роль терранских мужчин там несут кобылы.</text:span></text:p>
      <text:p text:style-name="P2"><text:span text:style-name="T31">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1">Влад рассказывает Максу о своём сне </text:span><text:span text:style-name="T34">—</text:span><text:span text:style-name="T31"> как он был поняхой, а потом проснулся в мире Терры</text:span><text:span text:style-name="T15">&gt;</text:span></text:p>
      <text:p text:style-name="P16"/>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31">согласовать с тем, что говорил Анакорн о Р/Д</text:span><text:span text:style-name="T15">&gt;</text:span>). </text:p>
      <text:p text:style-name="P2">Об этом Эгрегоре пишется в книге <text:span text:style-name="T15">&lt;</text:span><text:span text:style-name="T31">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15">&lt;</text:span><text:span text:style-name="T31">обоснование сна для Р/Д. РД видит несколько вариантов историй с Mane6 </text:span><text:span text:style-name="T34">—</text:span><text:span text:style-name="T31"> и с собой + Леро </text:span><text:span text:style-name="T34">—</text:span><text:span text:style-name="T31"> намёк на несовместимые фанфики</text:span></text:p>
      <text:p text:style-name="P2"><text:span text:style-name="T31">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31">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31">Кто следующий готов рассказывать?</text:span></text:p>
      <text:p text:style-name="P33">Пинки дёрнулась на месте, но промолчала.</text:p>
      <text:p text:style-name="P2"><text:soft-page-break/><text:span text:style-name="T34">–</text:span><text:span text:style-name="T31"> Я расскажу, - шагнула вперёд радужная пегаска. </text:span><text:span text:style-name="T34">–</text:span><text:span text:style-name="T31"> Хотя вряд ли ты узнаешь что-то полезное. Там галиматья какая-то…</text:span><text:span text:style-name="T15">&gt;</text:span></text:p>
      <text:p text:style-name="P2"/>
      <text:p text:style-name="P2"><text:span text:style-name="T15">&lt;</text:span><text:span text:style-name="T31">Сон РД:</text:span></text:p>
      <text:p text:style-name="P33">...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1">В мире Терры они ищут Селестию. В конце-концов Макс находит её в кибермозге </text:span><text:span text:style-name="T34">—</text:span><text:span text:style-name="T3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4">—</text:span><text:span text:style-name="T31"> Эгрегором Эквестрии. После чего пееренос на Землю на 10 лет назад. Начало написания “Последнего фанфика”.</text:span><text:span text:style-name="T15">&gt;</text:span></text:p>
      <text:p text:style-name="P16"/>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6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2">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5">“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6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6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1">Концепция абсолютного зла. Вычеркнуть кого-то из бытия.</text:span></text:p>
      <text:p text:style-name="P2"><text:span text:style-name="T31">Пока идёт борьба за вычёркивание </text:span><text:span text:style-name="T32">—</text:span><text:span text:style-name="T31"> это вычёркивание является злом. Но когда вычёркивание произошло, зло исчезает </text:span><text:span text:style-name="T32">—</text:span><text:span text:style-name="T31"> т.к. вычеркнутого никогда не было, о нём никто не знает. Никто </text:span><text:span text:style-name="T32">—</text:span><text:span text:style-name="T31"> даже вычёркивающий</text:span><text:span text:style-name="T15">&gt;</text:span></text:p>
      <text:p text:style-name="P2"/>
      <text:h text:style-name="P167"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2">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6">***</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1">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1">добавить сочувствия</text:span><text:span text:style-name="T15">&gt;</text:span>.</text:p>
      <text:p text:style-name="P2"/>
      <text:p text:style-name="P2"><text:span text:style-name="T15">&lt;</text:span><text:span text:style-name="T31">После этого случая Тавйлайт решает прекратить сеансы двойного сна. Сеанса с ЭйДжей и Флатти не будет</text:span><text:span text:style-name="T15">&gt;</text:span></text:p>
      <text:p text:style-name="P2"/>
      <text:h text:style-name="P167" text:outline-level="2"><text:soft-page-break/>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2">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2">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oft-page-break/><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7" text:outline-level="2">Поиск решения</text:h>
      <text:p text:style-name="P124"/>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6">&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6"/>
      <text:p text:style-name="P2"><text:span text:style-name="T15">&lt;</text:span><text:span text:style-name="T3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4">—</text:span><text:span text:style-name="T31"> Луна создаёт обратный коридор в срок.</text:span><text:span text:style-name="T15">&gt;</text:span></text:p>
      <text:p text:style-name="P2"/>
      <text:h text:style-name="P16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2">Дуглас </text:span><text:span text:style-name="T34">—</text:span><text:span text:style-name="T32"> </text:span><text:span text:style-name="T34">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5">&lt;</text:span><text:span text:style-name="T31">высоко летать нельзя из-за молний</text:span><text:span text:style-name="T1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1">двухмесячной</text:span><text:span text:style-name="T15">&gt;</text:span> давности осталось лишь направление движения.</text:p>
      <text:p text:style-name="P2">И опять, как <text:span text:style-name="T15">&lt;</text:span><text:span text:style-name="T31">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1">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1">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6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1">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5">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31">Не следует противопоставлять злу ещё большее зло - это только усилит его — </text:span><text:span text:style-name="T32">кодовая фраза</text:span><text:span text:style-name="T34">&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1">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1">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5">&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7" text:outline-level="2">Безнадёжность</text:h>
      <text:p text:style-name="P16">&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1">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1">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1">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1">пять</text:span><text:span text:style-name="T15">&gt;</text:span>длинную прореху в куртке, <text:span text:style-name="T15">&lt;</text:span><text:span text:style-name="T31">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1">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1">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1">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1">улучшить</text:span><text:span text:style-name="T15">&gt;</text:span>. А тот случай, когда мне пришлось зашивать тебе куртку после нападения убийц <text:span text:style-name="T15">&lt;</text:span><text:span text:style-name="T31">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7" text:outline-level="2">След?</text:h>
      <text:p text:style-name="P124"/>
      <text:p text:style-name="P2"><text:span text:style-name="T15">&lt;</text:span><text:span text:style-name="T31">сначала эпизод - проверка сумки в серверной</text:span><text:span text:style-name="T15">&gt;</text:span></text:p>
      <text:p text:style-name="P2"><text:span text:style-name="T15">&lt;</text:span><text:span text:style-name="T3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1">“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5">&lt;</text:span><text:span text:style-name="T31">расширить. Перед кафешкой - диалог с Флатти и ЭйДжей. Все думают, что наконец-то нашли Селестию. Все ликуют</text:span><text:span text:style-name="T1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31">Расширить сцену в кафе. Ожидание, подьём и… падение ожиданий</text:span><text:span text:style-name="T1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31">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7" text:outline-level="2">Озарение</text:h>
      <text:p text:style-name="P2"/>
      <text:p text:style-name="P2"><text:span text:style-name="T15">&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108"/>
      <text:p text:style-name="P10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8"/>
      <text:p text:style-name="P105">Разговор не клеился.</text:p>
      <text:p text:style-name="P10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8"><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8"><text:span text:style-name="T1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8"><text:span text:style-name="T15">– </text:span>Ну хорошо. Убедила. В конце-концов, можем поступить так. Вы с Флатти вернётесь обратно а я продолжу поиски здесь.</text:p>
      <text:p text:style-name="P108"><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108"><text:span text:style-name="T15">– </text:span>Вы можете связываться со мной раз в месяц по коридору.</text:p>
      <text:p text:style-name="P108"><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8"><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8">Эпплджек недоверчиво хмыкнула.</text:p>
      <text:p text:style-name="P108"><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8"><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8"><text:span text:style-name="T15">– </text:span>Конечно оставаться. Кто ещё, кроме нас, может найти её?</text:p>
      <text:p text:style-name="P108"><text:span text:style-name="T15">– </text:span>Я думал, ты не сможешь оставить Энджела и всех остальных надолго.</text:p>
      <text:p text:style-name="P108"><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5">– </text:span>Извини, Флаттершай, забылся.</text:p>
      <text:p text:style-name="P113"><text:span text:style-name="T15">– </text:span>Та ладно, я ж не против, – возразила Эпплджек. – Не парься, Флатти. Было б хуже, если б он <text:s/>назвал меня Эпплджек на людях.</text:p>
      <text:p text:style-name="P113"><text:span text:style-name="T15">– </text:span>Ты так... – запнулась Флаттершай. – Так быстро забыла свою ферму. И...</text:p>
      <text:p text:style-name="P113"><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5">– </text:span>Как ты можешь так говорить? – расплакалась Флаттершай.</text:p>
      <text:p text:style-name="P113"><text:span text:style-name="T15">– </text:span>Эй, девушки, не ссорьтесь! Мы — одна команда! И надеюсь, останемся ею и в дальнейшем. </text:p>
      <text:list xml:id="list236256720476477109"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5">– </text:span>А если нет? – Эпплджек смотрела мне мне прямо в глаза.</text:p>
      <text:list xml:id="list182160333103938" text:continue-numbering="true" text:style-name="L5">
        <text:list-header>
          <text:p text:style-name="P158">Я молча пожал плечами. Эпплджек уверенно продолжила.</text:p>
        </text:list-header>
      </text:list>
      <text:p text:style-name="P113"><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oft-page-break/><text:span text:style-name="T15">– </text:span>Спасибо, ЭйДжей.</text:p>
      <text:p text:style-name="P113"><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159938895173" text:continue-numbering="true" text:style-name="L5">
        <text:list-header>
          <text:p text:style-name="P158">Флаттершай пробормотала нечто, показавшееся мне знакомым.</text:p>
        </text:list-header>
      </text:list>
      <text:p text:style-name="P113"><text:span text:style-name="T15">– </text:span>Флатти, ты что-то сказала? Я не расслышал.</text:p>
      <text:p text:style-name="P113"><text:span text:style-name="T15">– </text:span>Намерение Изменяет Реальность.</text:p>
      <text:p text:style-name="P113"><text:span text:style-name="T15">– </text:span>Эээ. А где ты слышала эту фразу, если не секрет?</text:p>
      <text:p text:style-name="P113"><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160087492475"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5">– </text:span>Флатти, ЭйДжей, буду через час. Ждите!</text:p>
      <text:p text:style-name="P108"/>
      <text:h text:style-name="P166" text:outline-level="2">Почти.</text:h>
      <text:p text:style-name="P121"/>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5">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66" text:outline-level="2"><text:soft-page-break/>Дискорд</text:h>
      <text:p text:style-name="P124"/>
      <text:p text:style-name="P121">Девушки поспешно собирались, пока я растолковывал им задачу.</text:p>
      <text:p text:style-name="P121"><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5">– </text:span>Это тот твой приятель, который разбился с полгода назад? – спросила Эпплджек.</text:p>
      <text:p text:style-name="P121"><text:span text:style-name="T15">– </text:span>Да, это он.</text:p>
      <text:p text:style-name="P121"><text:span text:style-name="T15">– </text:span>А как мы попадём в его квартиру? Там сейчас кто-то живёт? – Флаттершай прыгала на одной ноге, натягивая кед.</text:p>
      <text:p text:style-name="P121"><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1">Плохо написано!</text:span><text:span text:style-name="T15">&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5">– </text:span>Макс, что случилось? У нас проблемы?</text:p>
      <text:p text:style-name="P122"><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5">– </text:span>Нет нужды. Лучше станьте-ка сзади меня так, чтобы заслонить от этих бабулек и от вооон той камеры наблюдения.</text:p>
      <text:list xml:id="list1045358880562536426"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4"><text:soft-page-break/><text:span text:style-name="T15">– </text:span>Девушки, заходим.</text:p>
      <text:p text:style-name="P10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8"><text:span text:style-name="T1">Компьютер</text:span> стоял там же, где и обычно <text:span text:style-name="T1">— в личном кабинете Влада на столе у окна.</text:span></text:p>
      <text:p text:style-name="P144"><text:span text:style-name="T15">– </text:span>Макс, тут окно разбито! И верёвка какая-то висит. – крикнула Флаттершай из кухни.</text:p>
      <text:p text:style-name="P144"><text:span text:style-name="T15">–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4"><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15">–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15">– </text:span>Оп-па! – пробормотала Эпплджек. – Нежданчик!</text:p>
      <text:p text:style-name="P144"><text:span text:style-name="T15">–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5">– </text:span>А почему ты вообще решил искать нас тут? – спросила Эпплджек. – Приехал бы домой. Мы б тебя чаем напоили.</text:p>
      <text:p text:style-name="P125"><text:span text:style-name="T15">–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5"><text:span text:style-name="T15">– </text:span>С кем это вы тут разговариваете?</text:p>
      <text:list xml:id="list721787223244214246"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text:soft-page-break/>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пустила толстенный том «Энтерпрайз-паттернов» , издание девятое, дополненное.</text:p>
      <text:p text:style-name="P144">На лице Дискорда появилось удивлённо-мечтательное выражение и он вырубился.</text:p>
      <text:p text:style-name="P144"/>
      <text:h text:style-name="P167" text:outline-level="2">Селестия</text:h>
      <text:p text:style-name="P144"/>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2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15">&lt;</text:span><text:span text:style-name="T31">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text:soft-page-break/>–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32">сюда можно вставить похождения Дискорда — вторая неопубликованная глава. Первая — секс с Селестией</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text:soft-page-break/>–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5">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37">– И что? – продолжила его мысль Эпплджек.</text:p>
      <text:p text:style-name="P137">– Эквестрийские <text:span text:style-name="T15">&lt;</text:span><text:span text:style-name="T31">три месяца</text:span><text:span text:style-name="T15">&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33"/>
      <text:h text:style-name="P167" text:outline-level="2"><text:soft-page-break/>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5">&lt;</text:span><text:span text:style-name="T31">полгода</text:span><text:span text:style-name="T15">&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2" text:outline-level="1"><text:soft-page-break/>Беседа за столиком в ночи</text:h>
      <text:p text:style-name="P110">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5">–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8"><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text:soft-page-break/>Я совсем запутался.</text:p>
      <text:p text:style-name="P108"><text:span text:style-name="T1">– </text:span>Какая проблема? Какое решение? Кто ты <text:span text:style-name="T1">вообще</text:span>?</text:p>
      <text:p text:style-name="P108"><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2">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2">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9">–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5">&lt;</text:span>упомянуть в эпизоде на Терре, что МЛП-сериал закрылся год назад<text:span text:style-name="T15">&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0">–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5">&lt;</text:span><text:span text:style-name="T34">чёрт</text:span><text:span text:style-name="T15">&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2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15">–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5">–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text:soft-page-break/>догадаться, о чём он думает.</text:p>
      <text:p text:style-name="P113">–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5">&lt;</text:span><text:span text:style-name="T31">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4">***</text:p>
      <text:p text:style-name="P114"/>
      <text:p text:style-name="P113">&lt;<text:span text:style-name="T3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13"/>
      <text:p text:style-name="P113">– Привет, Макс. – образ Селестии снова реял передо мной, как <text:span text:style-name="T15">&lt;</text:span><text:span text:style-name="T31">полгода</text:span><text:span text:style-name="T15">&gt;</text:span> назад. – Я хочу поблагодарить тебя за всё.</text:p>
      <text:p text:style-name="P113"><text:soft-page-break/>–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31"> - Ты морочила мне яйца, чтобы заинтересовать? Всё, как Свирл указал?</text:span></text:p>
      <text:p text:style-name="P11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10">Я покачал головой.</text:p>
      <text:p text:style-name="P113"><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3">– <text:s text:c="2"/>За благополучие Эквестрии я бы и не ТАК разопнулась.<text:span text:style-name="T15">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1189091650992500170" text:style-name="L8">
        <text:list-header>
          <text:p text:style-name="P160">(<text:span text:style-name="T40">Луна — как повелительница снов, слышала разговор Макса с Анакорном</text:span>)</text:p>
          <text:p text:style-name="P161"/>
        </text:list-header>
      </text:list>
      <text:p text:style-name="P134">***</text:p>
      <text:p text:style-name="P108"><text:soft-page-break/><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108">Я опустил руку на шею Дэш и ощутил теплоту и лёгкое покалывание в пустоте.</text:p>
      <text:p text:style-name="P108"><text:span text:style-name="T15">–</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08"/>
      <text:h text:style-name="P167" text:outline-level="2">Земля</text:h>
      <text:p text:style-name="P111">Музыкальная тема из бегущего по лезвию бритвы — <text:span text:style-name="T15">Mission impossible</text:span></text:p>
      <text:p text:style-name="P112">&lt;Ужас возвращения из тёплого волшебного мира друзей в холодную скучную реальность.&gt;</text:p>
      <text:p text:style-name="P10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06"><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0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7">Доставая из стола ключи от машины, опять наткнулся взглядом на эскиз.</text:p>
      <text:p text:style-name="P10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7">Назову-ка я фантазию «Последний фанфик».</text:p>
      <text:p text:style-name="P107"/>
      <text:p text:style-name="P107"/>
      <text:p text:style-name="P107"/>
      <text:p text:style-name="P108"/>
      <text:p text:style-name="P108"/>
      <text:p text:style-name="P108"/>
      <text:p text:style-name="P108"/>
      <text:p text:style-name="P108"/>
      <text:p text:style-name="P108"/>
      <text:p text:style-name="P108"/>
      <text:p text:style-name="P10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8"/>
      <text:p text:style-name="P10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text:soft-page-break/></text:p>
      <text:p text:style-name="P108"/>
      <text:p text:style-name="P108"/>
      <text:p text:style-name="P108"/>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2">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1">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10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8T18:21:58.568613641</dc:date>
    <meta:editing-duration>P67DT7H6M58S</meta:editing-duration>
    <meta:editing-cycles>3206</meta:editing-cycles>
    <meta:generator>LibreOffice/5.0.2.2$Linux_X86_64 LibreOffice_project/00m0$Build-2</meta:generator>
    <meta:document-statistic meta:table-count="0" meta:image-count="0" meta:object-count="0" meta:page-count="141" meta:paragraph-count="2886" meta:word-count="65455" meta:character-count="435343" meta:non-whitespace-character-count="369554"/>
  </office:meta>
</office:document-meta>
</file>